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3.3361in" style:rel-column-width="32665*"/>
    </style:style>
    <style:style style:name="Table14.C" style:family="table-column">
      <style:table-column-properties style:column-width="1.1264in" style:rel-column-width="1103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3.3361in" style:rel-column-width="32665*"/>
    </style:style>
    <style:style style:name="Table1.C" style:family="table-column">
      <style:table-column-properties style:column-width="1.1264in" style:rel-column-width="110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3.3361in" style:rel-column-width="32665*"/>
    </style:style>
    <style:style style:name="Table2.C" style:family="table-column">
      <style:table-column-properties style:column-width="1.1264in" style:rel-column-width="110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3.3361in" style:rel-column-width="32665*"/>
    </style:style>
    <style:style style:name="Table3.C" style:family="table-column">
      <style:table-column-properties style:column-width="1.1264in" style:rel-column-width="110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06in" style:rel-column-width="21840*"/>
    </style:style>
    <style:style style:name="Table15.B" style:family="table-column">
      <style:table-column-properties style:column-width="3.3361in" style:rel-column-width="32665*"/>
    </style:style>
    <style:style style:name="Table15.C" style:family="table-column">
      <style:table-column-properties style:column-width="1.1264in" style:rel-column-width="1103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06in" style:rel-column-width="21840*"/>
    </style:style>
    <style:style style:name="Table16.B" style:family="table-column">
      <style:table-column-properties style:column-width="3.3361in" style:rel-column-width="32665*"/>
    </style:style>
    <style:style style:name="Table16.C" style:family="table-column">
      <style:table-column-properties style:column-width="1.1264in" style:rel-column-width="1103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3.3361in" style:rel-column-width="32665*"/>
    </style:style>
    <style:style style:name="Table7.C" style:family="table-column">
      <style:table-column-properties style:column-width="1.1264in" style:rel-column-width="110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3.3361in" style:rel-column-width="32665*"/>
    </style:style>
    <style:style style:name="Table8.C" style:family="table-column">
      <style:table-column-properties style:column-width="1.1264in" style:rel-column-width="1103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21840*"/>
    </style:style>
    <style:style style:name="Table9.B" style:family="table-column">
      <style:table-column-properties style:column-width="3.3361in" style:rel-column-width="32665*"/>
    </style:style>
    <style:style style:name="Table9.C" style:family="table-column">
      <style:table-column-properties style:column-width="1.1264in" style:rel-column-width="110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3.3361in" style:rel-column-width="32665*"/>
    </style:style>
    <style:style style:name="Table10.C" style:family="table-column">
      <style:table-column-properties style:column-width="1.1264in" style:rel-column-width="110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3.3361in" style:rel-column-width="32665*"/>
    </style:style>
    <style:style style:name="Table11.C" style:family="table-column">
      <style:table-column-properties style:column-width="1.1264in" style:rel-column-width="1103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3.3361in" style:rel-column-width="32665*"/>
    </style:style>
    <style:style style:name="Table12.C" style:family="table-column">
      <style:table-column-properties style:column-width="1.1264in" style:rel-column-width="1103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3.3361in" style:rel-column-width="32665*"/>
    </style:style>
    <style:style style:name="Table13.C" style:family="table-column">
      <style:table-column-properties style:column-width="1.1264in" style:rel-column-width="1103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3.3361in" style:rel-column-width="32665*"/>
    </style:style>
    <style:style style:name="Table4.C" style:family="table-column">
      <style:table-column-properties style:column-width="1.1264in" style:rel-column-width="110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3.3361in" style:rel-column-width="32665*"/>
    </style:style>
    <style:style style:name="Table5.C" style:family="table-column">
      <style:table-column-properties style:column-width="1.1264in" style:rel-column-width="1103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3.3361in" style:rel-column-width="32665*"/>
    </style:style>
    <style:style style:name="Table6.C" style:family="table-column">
      <style:table-column-properties style:column-width="1.1264in" style:rel-column-width="1103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06in" style:rel-column-width="21840*"/>
    </style:style>
    <style:style style:name="Table17.B" style:family="table-column">
      <style:table-column-properties style:column-width="3.3361in" style:rel-column-width="32665*"/>
    </style:style>
    <style:style style:name="Table17.C" style:family="table-column">
      <style:table-column-properties style:column-width="1.1264in" style:rel-column-width="11030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f90a9" officeooo:paragraph-rsid="000f90a9"/>
    </style:style>
    <style:style style:name="P3" style:family="paragraph" style:parent-style-name="Table_20_Contents">
      <style:text-properties officeooo:rsid="00108af4" officeooo:paragraph-rsid="00108af4"/>
    </style:style>
    <style:style style:name="P4" style:family="paragraph" style:parent-style-name="Table_20_Contents">
      <style:text-properties officeooo:rsid="00109ef4" officeooo:paragraph-rsid="00109ef4"/>
    </style:style>
    <style:style style:name="P5" style:family="paragraph" style:parent-style-name="Table_20_Contents">
      <style:text-properties officeooo:rsid="00116965" officeooo:paragraph-rsid="00116965"/>
    </style:style>
    <style:style style:name="P6" style:family="paragraph" style:parent-style-name="Table_20_Contents">
      <style:text-properties officeooo:rsid="00134671" officeooo:paragraph-rsid="00134671"/>
    </style:style>
    <style:style style:name="P7" style:family="paragraph" style:parent-style-name="Table_20_Contents">
      <style:text-properties officeooo:rsid="001399e7" officeooo:paragraph-rsid="001399e7"/>
    </style:style>
    <style:style style:name="P8" style:family="paragraph" style:parent-style-name="Standard" style:list-style-name="L3">
      <style:text-properties style:font-name="Calibri" fo:font-size="12pt" style:font-size-asian="12pt"/>
    </style:style>
    <style:style style:name="P9" style:family="paragraph" style:parent-style-name="Text_20_body" style:list-style-name=""/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3">
      <style:text-properties officeooo:rsid="000f90a9" officeooo:paragraph-rsid="000f90a9"/>
    </style:style>
    <style:style style:name="P14" style:family="paragraph" style:parent-style-name="Table_20_Contents" style:list-style-name="L3">
      <style:text-properties officeooo:rsid="00108af4" officeooo:paragraph-rsid="00108af4"/>
    </style:style>
    <style:style style:name="P15" style:family="paragraph" style:parent-style-name="Table_20_Contents" style:list-style-name="L3">
      <style:text-properties officeooo:rsid="00109ef4" officeooo:paragraph-rsid="00109ef4"/>
    </style:style>
    <style:style style:name="P16" style:family="paragraph" style:parent-style-name="Table_20_Contents" style:list-style-name="L3">
      <style:text-properties officeooo:rsid="00116965" officeooo:paragraph-rsid="00116965"/>
    </style:style>
    <style:style style:name="P17" style:family="paragraph" style:parent-style-name="Table_20_Contents" style:list-style-name="L3">
      <style:text-properties officeooo:rsid="00116b99" officeooo:paragraph-rsid="00116b99"/>
    </style:style>
    <style:style style:name="P18" style:family="paragraph" style:parent-style-name="Table_20_Contents" style:list-style-name="L3">
      <style:text-properties officeooo:rsid="00134671" officeooo:paragraph-rsid="00134671"/>
    </style:style>
    <style:style style:name="P19" style:family="paragraph" style:parent-style-name="Table_20_Contents" style:list-style-name="L3">
      <style:text-properties officeooo:rsid="001399e7" officeooo:paragraph-rsid="001399e7"/>
    </style:style>
    <style:style style:name="P20" style:family="paragraph" style:parent-style-name="Table_20_Contents" style:list-style-name="L3">
      <style:text-properties officeooo:rsid="00147cf4" officeooo:paragraph-rsid="00147cf4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 style:list-style-name="">
      <style:paragraph-properties fo:break-before="page"/>
    </style:style>
    <style:style style:name="T1" style:family="text">
      <style:text-properties officeooo:rsid="00108af4"/>
    </style:style>
    <style:style style:name="T2" style:family="text">
      <style:text-properties style:text-position="super 58%" officeooo:rsid="00108af4"/>
    </style:style>
    <style:style style:name="T3" style:family="text">
      <style:text-properties officeooo:rsid="00116b99"/>
    </style:style>
    <style:style style:name="T4" style:family="text">
      <style:text-properties officeooo:rsid="00147c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f-assessment for XXX</text:p>
      <text:p text:style-name="Text_20_body"/>
      <text:h text:style-name="P22" text:outline-level="2">Instructions</text:h>
      <text:h text:style-name="P9" text:outline-level="2">Read through the requirement and examples. Fill in to the empty column by answering these questions:</text:h>
      <text:list xml:id="list4115480773" text:style-name="L1">
        <text:list-item>
          <text:h text:style-name="P10" text:outline-level="2">How is this requirement currently fullfilled?</text:h>
        </text:list-item>
        <text:list-item>
          <text:h text:style-name="P10" text:outline-level="2"><office:annotation><dc:date>2019-04-03T08:31:2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w:DoNotOptimizeForBrowser/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9-04-03T08:31:21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5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/>&lt;/w:LatentStyles&gt;</text:p><text:p>&lt;/xml&gt;&lt;![endif]--&gt;</text:p></office:annotation><office:annotation><dc:date>2019-04-03T08:31:21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mso-hyphenate:none;</text:p><text:p><text:tab/>text-autospace:ideograph-other;</text:p><text:p><text:tab/>font-size:12.0pt;</text:p><text:p><text:tab/>font-family:"Liberation Serif",serif;</text:p><text:p><text:tab/>mso-font-kerning:1.5pt;</text:p><text:p><text:tab/>mso-fareast-language:ZH-CN;</text:p><text:p><text:tab/>mso-bidi-language:HI;}</text:p><text:p>&lt;/style&gt;</text:p><text:p>&lt;![endif]--&gt;</text:p></office:annotation><office:annotation><dc:date>2019-04-03T08:31:21</dc:date><text:p>&lt;!--StartFragment--&gt;</text:p></office:annotation>What is currently missing in order to meet this requirement? Make notes of the findings:</text:h>
        </text:list-item>
      </text:list>
      <text:list xml:id="list1384069565" text:style-name="L2">
        <text:list-item>
          <text:p text:style-name="P11">Is there an administrative issue keeping the organization from meeting the criteria?</text:p>
        </text:list-item>
        <text:list-item>
          <text:p text:style-name="P11">Are there resourcing issues that prevent the organization from meeting the criteria?</text:p>
        </text:list-item>
        <text:list-item>
          <text:p text:style-name="P11">Maybe there is an acknowledged residual risk that makes the criteria obsolete?</text:p>
        </text:list-item>
        <text:list-item>
          <text:p text:style-name="P11">Are there technical reasons or measures that full fill the criteria via other means?</text:p>
        </text:list-item>
      </text:list>
      <text:p text:style-name="Text_20_body"><office:annotation><dc:date>2019-04-03T08:31:21</dc:date><text:p>&lt;!--EndFragment--&gt;</text:p></office:annotation></text:p>
      <text:h text:style-name="P21" text:outline-level="2">Administrative requirements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1.1</text:p>
          </table:table-cell>
          <table:table-cell table:style-name="Table14.A1" office:value-type="string">
            <text:p text:style-name="P1">Documentation</text:p>
          </table:table-cell>
          <table:table-cell table:style-name="Table14.C1" office:value-type="string">
            <text:p text:style-name="P1"/>
          </table:table-cell>
        </table:table-row>
        <table:table-row>
          <table:table-cell table:style-name="Table14.A2" office:value-type="string">
            <text:p text:style-name="Table_20_Contents">Existence of necessary documents</text:p>
          </table:table-cell>
          <table:table-cell table:style-name="Table14.A2" office:value-type="string">
            <text:list xml:id="list282970366" text:style-name="L3">
              <text:list-item>
                <text:p text:style-name="P12">Business continuity plan exists</text:p>
              </text:list-item>
              <text:list-item>
                <text:p text:style-name="P12">Disaster recovery plan exists and includes this service</text:p>
              </text:list-item>
              <text:list-item>
                <text:p text:style-name="P12">Recovery time objective is defined for this service</text:p>
              </text:list-item>
              <text:list-item>
                <text:p text:style-name="P12">Recovery point objective is defined for this services</text:p>
              </text:list-item>
              <text:list-item>
                <text:p text:style-name="P12">Risk analysis exists and is regularly updated</text:p>
              </text:list-item>
              <text:list-item>
                <text:p text:style-name="P12">Infrastructure and service documentation is written and has a process for frequent updates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Reference</text:p>
          </table:table-cell>
          <table:table-cell table:style-name="Table14.A2" office:value-type="string">
            <text:p text:style-name="Table_20_Contents">2.2, 2.3, 3.1, 3.1.1, 3.1, 3.2.2, 3.2.3, 3.3, 3.4, 3.5, 3.6, 3.7, 3.8, 4.3</text:p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Examples</text:p>
          </table:table-cell>
          <table:table-cell table:style-name="Table14.A2" office:value-type="string">
            <text:list xml:id="list183341225350909" text:continue-numbering="true" text:style-name="L3">
              <text:list-item>
                <text:p text:style-name="P12">Business continuity and disaster recovery plans are written and updated as needed, and they include this service.</text:p>
              </text:list-item>
              <text:list-item>
                <text:p text:style-name="P12">Recovery time objective is defined for this service. A defined RTO aims at ensuring that the service level is met by the provider and ensures the service quality can be monitored.</text:p>
              </text:list-item>
              <text:list-item>
                <text:p text:style-name="P12">Recover point objective is defined for this service. A defined RPO aims at ensuring that the service level is met by the provider and ensures the service quality can be monitored.</text:p>
              </text:list-item>
              <text:list-item>
                <text:p text:style-name="P12">A comprehensive risk analysis is written and it includes threats for this service. A comprehensive risk analysis should take into account for example:</text:p>
                <text:list>
                  <text:list-item>
                    <text:p text:style-name="P12">The chosen cloud type and deployment model are recognized and the threats they imply are verified.</text:p>
                  </text:list-item>
                  <text:list-item>
                    <text:p text:style-name="P12">Possible threats derived from e.g. multi-tenancy, responsibilities and geographical location are recognized and analyzed.</text:p>
                  </text:list-item>
                </text:list>
              </text:list-item>
              <text:list-item>
                <text:p text:style-name="P12">There exists for documents that for example describe the service’s architecture, data locations, data flows and interfaces. This documentation is up-to-date.</text:p>
              </text:list-item>
              <text:list-item>
                <text:p text:style-name="P12">The necessary documentation is up-to-date and there exists a process to <text:soft-page-break/>continuously update these. Also, the documentation should also include the cloud provider’s aspect.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SLA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Service level agreement documents</text:p>
          </table:table-cell>
          <table:table-cell table:style-name="Table1.A2" office:value-type="string">
            <text:list xml:id="list183343036813944" text:continue-numbering="true" text:style-name="L3">
              <text:list-item>
                <text:p text:style-name="P12">SLA contracts exist with some or all service providers</text:p>
              </text:list-item>
              <text:list-item>
                <text:p text:style-name="P12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nce</text:p>
          </table:table-cell>
          <table:table-cell table:style-name="Table1.A2" office:value-type="string">
            <text:p text:style-name="Table_20_Contents">3.10.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ples</text:p>
          </table:table-cell>
          <table:table-cell table:style-name="Table1.A2" office:value-type="string">
            <text:list xml:id="list183342006572538" text:continue-numbering="true" text:style-name="L3">
              <text:list-item>
                <text:p text:style-name="P12">SLA contracts are done with all necessary cloud providers</text:p>
              </text:list-item>
              <text:list-item>
                <text:p text:style-name="P12">The documents are signed by all involved parties</text:p>
              </text:list-item>
              <text:list-item>
                <text:p text:style-name="P12">The SLA requirement follows the needs specified in the service descriptions</text:p>
              </text:list-item>
              <text:list-item>
                <text:p text:style-name="P12">The SLA documents ensure quality, reliability, security and scalability of the servic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1.3</text:p>
          </table:table-cell>
          <table:table-cell table:style-name="Table2.A1" office:value-type="string">
            <text:p text:style-name="P1">Transferability</text:p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Technologies and contracts enable fast transfer of the service and data</text:p>
          </table:table-cell>
          <table:table-cell table:style-name="Table2.A2" office:value-type="string">
            <text:list xml:id="list183343261482049" text:continue-numbering="true" text:style-name="L3">
              <text:list-item>
                <text:p text:style-name="P12">The service uses common standards</text:p>
              </text:list-item>
              <text:list-item>
                <text:p text:style-name="P12">The service uses common protocols</text:p>
              </text:list-item>
              <text:list-item>
                <text:p text:style-name="P12">The policies do not prevent data transfer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ference</text:p>
          </table:table-cell>
          <table:table-cell table:style-name="Table2.A2" office:value-type="string">
            <text:p text:style-name="Table_20_Contents">3.2.4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xamples</text:p>
          </table:table-cell>
          <table:table-cell table:style-name="Table2.A2" office:value-type="string">
            <text:list xml:id="list183341265309756" text:continue-numbering="true" text:style-name="L3">
              <text:list-item>
                <text:p text:style-name="P12">The programming languages and data formats to name a few are common and not e.g. proprietary.</text:p>
              </text:list-item>
              <text:list-item>
                <text:p text:style-name="P12">The protocols used in the service and related services are common and not e.g. proprietary.</text:p>
              </text:list-item>
              <text:list-item>
                <text:p text:style-name="P12">There exists e.g. another service provider to whose infrastructure the service could be transferred.</text:p>
              </text:list-item>
              <text:list-item>
                <text:p text:style-name="P12">There are no contractual limitation to transfer the service or the limitations are recognized and there is a plan to overcome them.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1.4</text:p>
          </table:table-cell>
          <table:table-cell table:style-name="Table3.A1" office:value-type="string">
            <text:p text:style-name="P1">Regulative requirements</text:p>
          </table:table-cell>
          <table:table-cell table:style-name="Table3.C1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Requirements set by regulations</text:p>
          </table:table-cell>
          <table:table-cell table:style-name="Table3.A2" office:value-type="string">
            <text:list xml:id="list183341488198084" text:continue-numbering="true" text:style-name="L3">
              <text:list-item>
                <text:p text:style-name="P12">Necessary documents exist to depict the regulations each party and service has to commit into</text:p>
              </text:list-item>
              <text:list-item>
                <text:p text:style-name="P12"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Reference</text:p>
          </table:table-cell>
          <table:table-cell table:style-name="Table3.A2" office:value-type="string">
            <text:p text:style-name="Table_20_Contents">3.2.2, 3.2.3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xamples</text:p>
          </table:table-cell>
          <table:table-cell table:style-name="Table3.A2" office:value-type="string">
            <text:list xml:id="list183341842249268" text:continue-numbering="true" text:style-name="L3">
              <text:list-item>
                <text:p text:style-name="P12">The implemented regulations by the service are documented</text:p>
              </text:list-item>
              <text:list-item>
                <text:p text:style-name="P12">Procedures exist to audit the compliance regularly</text:p>
              </text:list-item>
              <text:list-item>
                <text:p text:style-name="P12">Procedures exist to follow changes in the regulations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">1.5</text:p>
          </table:table-cell>
          <table:table-cell table:style-name="Table15.A1" office:value-type="string">
            <text:p text:style-name="P1">Personnel</text:p>
          </table:table-cell>
          <table:table-cell table:style-name="Table15.C1" office:value-type="string">
            <text:p text:style-name="P1"/>
          </table:table-cell>
        </table:table-row>
        <table:table-row>
          <table:table-cell table:style-name="Table15.A2" office:value-type="string">
            <text:p text:style-name="Table_20_Contents">Personnel: roles and training</text:p>
          </table:table-cell>
          <table:table-cell table:style-name="Table15.A2" office:value-type="string">
            <text:list xml:id="list183341332645871" text:continue-numbering="true" text:style-name="L3">
              <text:list-item>
                <text:p text:style-name="P12">Key roles are recognized</text:p>
              </text:list-item>
              <text:list-item>
                <text:p text:style-name="P12">The personnel is trained to recognize and act upon any attacks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Reference</text:p>
          </table:table-cell>
          <table:table-cell table:style-name="Table15.A2" office:value-type="string">
            <text:p text:style-name="Table_20_Contents">3.10.4</text:p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Examples</text:p>
          </table:table-cell>
          <table:table-cell table:style-name="Table15.A2" office:value-type="string">
            <text:list xml:id="list183342029912811" text:continue-numbering="true" text:style-name="L3">
              <text:list-item>
                <text:p text:style-name="P12">Key roles, like manager roles, are recognized and named</text:p>
              </text:list-item>
              <text:list-item>
                <text:p text:style-name="P12">All personnel is trained to recognize malicious deeds</text:p>
              </text:list-item>
              <text:list-item>
                <text:p text:style-name="P12">All personnel is trained to follow defined procedures upon a malicious deed</text:p>
              </text:list-item>
              <text:list-item>
                <text:p text:style-name="P12">There is a document verifying training</text:p>
              </text:list-item>
              <text:list-item>
                <text:p text:style-name="P12">There is a documented procedure to to keep the training up-to-date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">1.6</text:p>
          </table:table-cell>
          <table:table-cell table:style-name="Table16.A1" office:value-type="string">
            <text:p text:style-name="P1">Incident reponse</text:p>
          </table:table-cell>
          <table:table-cell table:style-name="Table16.C1" office:value-type="string">
            <text:p text:style-name="P1"/>
          </table:table-cell>
        </table:table-row>
        <table:table-row>
          <table:table-cell table:style-name="Table16.A2" office:value-type="string">
            <text:p text:style-name="Table_20_Contents">Incident response and definitions of responsibilities</text:p>
          </table:table-cell>
          <table:table-cell table:style-name="Table16.A2" office:value-type="string">
            <text:list xml:id="list183341753196234" text:continue-numbering="true" text:style-name="L3">
              <text:list-item>
                <text:p text:style-name="P12">Ensure that the responsibilities are defined between the customer and provider</text:p>
              </text:list-item>
              <text:list-item>
                <text:p text:style-name="P12">Ensure the service provider and the customer have sufficient strategy for incidents</text:p>
              </text:list-item>
              <text:list-item>
                <text:p text:style-name="P12">Ensure the service provider and the customer have the ability to properly handle incidents</text:p>
              </text:list-item>
              <text:list-item>
                <text:p text:style-name="P12">Ensure that proper technology to identify potential attacks exist and operate properly, these can be for example intrusion detection or prevention systems and proper logging infrastructure</text:p>
              </text:list-item>
              <text:list-item>
                <text:p text:style-name="P8">Ensure that dedicated personnel exists to handle the incidents, the incident response team should have the ability to analyze, respond, escalate and to report any incidents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Reference</text:p>
          </table:table-cell>
          <table:table-cell table:style-name="Table16.A2" office:value-type="string">
            <text:p text:style-name="Table_20_Contents">3.2.6</text:p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Examples</text:p>
          </table:table-cell>
          <table:table-cell table:style-name="Table16.A2" office:value-type="string">
            <text:list xml:id="list183341754806548" text:continue-numbering="true" text:style-name="L3">
              <text:list-item>
                <text:p text:style-name="P12"/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Text_20_body"/>
      <text:h text:style-name="Heading_20_2" text:outline-level="2">Physical requirements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2.1</text:p>
          </table:table-cell>
          <table:table-cell table:style-name="Table7.A1" office:value-type="string">
            <text:p text:style-name="P1">Physical security and continuity</text:p>
          </table:table-cell>
          <table:table-cell table:style-name="Table7.C1" office:value-type="string">
            <text:p text:style-name="P1"/>
          </table:table-cell>
        </table:table-row>
        <table:table-row>
          <table:table-cell table:style-name="Table7.A2" office:value-type="string">
            <text:p text:style-name="P5">Physical security and continuity</text:p>
          </table:table-cell>
          <table:table-cell table:style-name="Table7.A2" office:value-type="string">
            <text:list xml:id="list183341993001382" text:continue-numbering="true" text:style-name="L3">
              <text:list-item>
                <text:p text:style-name="P13">Verify the cloud provider’s documentation about physical security</text:p>
              </text:list-item>
              <text:list-item>
                <text:p text:style-name="P13">Verify that physical security fulfills the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ference</text:p>
          </table:table-cell>
          <table:table-cell table:style-name="Table7.A2" office:value-type="string">
            <text:p text:style-name="P2">2.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xamples</text:p>
          </table:table-cell>
          <table:table-cell table:style-name="Table7.A2" office:value-type="string">
            <text:list xml:id="list183342418773233" text:continue-numbering="true" text:style-name="L3">
              <text:list-item>
                <text:p text:style-name="P13">Verify that documentation exists about the cloud provider’s physical security</text:p>
              </text:list-item>
              <text:list-item>
                <text:p text:style-name="P13">Verify that the documentation is up-to-date and <text:span text:style-name="T1">the provider </text:span>applies t<text:span text:style-name="T1">he</text:span> procedures <text:span text:style-name="T1">with</text:span> e.g. interviewing the provider <text:span text:style-name="T1">or using 3</text:span><text:span text:style-name="T2">rd</text:span><text:span text:style-name="T1"> party audit reports</text:span></text:p>
              </text:list-item>
              <text:list-item>
                <text:p text:style-name="P13">Verify that there is internal documentation about physical security requirements for this service or the company in general</text:p>
              </text:list-item>
              <text:list-item>
                <text:p text:style-name="P13"><text:span text:style-name="T1">Compare</text:span> the provider’s document <text:span text:style-name="T1">against</text:span> company’s internal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ext_20_body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2.2</text:p>
          </table:table-cell>
          <table:table-cell table:style-name="Table8.A1" office:value-type="string">
            <text:p text:style-name="P1">Supply chain security and continuity</text:p>
          </table:table-cell>
          <table:table-cell table:style-name="Table8.C1" office:value-type="string">
            <text:p text:style-name="P1"/>
          </table:table-cell>
        </table:table-row>
        <table:table-row>
          <table:table-cell table:style-name="Table8.A2" office:value-type="string">
            <text:p text:style-name="P5">Supply chain security and continuity</text:p>
          </table:table-cell>
          <table:table-cell table:style-name="Table8.A2" office:value-type="string">
            <text:list xml:id="list183343289878759" text:continue-numbering="true" text:style-name="L3">
              <text:list-item>
                <text:p text:style-name="P14">Verify there are contracts, controls, policies and monitoring which ensure availability and security of new hardware, software and installation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ference</text:p>
          </table:table-cell>
          <table:table-cell table:style-name="Table8.A2" office:value-type="string">
            <text:p text:style-name="P3">3.10.3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xamples</text:p>
          </table:table-cell>
          <table:table-cell table:style-name="Table8.A2" office:value-type="string">
            <text:list xml:id="list183342457227193" text:continue-numbering="true" text:style-name="L3">
              <text:list-item>
                <text:p text:style-name="P14">Verify that support contracts secure and fast enough delivery of replacement hardware, software and installation</text:p>
              </text:list-item>
              <text:list-item>
                <text:p text:style-name="P14">Verify that proper hardware and software updates are taken care of by the contract</text:p>
              </text:list-item>
              <text:list-item>
                <text:p text:style-name="P14">Ensure that the delivery chain is trustworthy</text:p>
              </text:list-item>
              <text:list-item>
                <text:p text:style-name="P14">Ensure that there are written procedures to verify that the deliveries are received in proper state, e.g. seals are untouched, installations are done by designated persons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soft-page-break/>Technical requirements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3.1</text:p>
          </table:table-cell>
          <table:table-cell table:style-name="Table9.A1" office:value-type="string">
            <text:p text:style-name="P1">Defence-in-depth</text:p>
          </table:table-cell>
          <table:table-cell table:style-name="Table9.C1" office:value-type="string">
            <text:p text:style-name="P1"/>
          </table:table-cell>
        </table:table-row>
        <table:table-row>
          <table:table-cell table:style-name="Table9.A2" office:value-type="string">
            <text:p text:style-name="P5">Defence-in-depth: segmentation</text:p>
          </table:table-cell>
          <table:table-cell table:style-name="Table9.A2" office:value-type="string">
            <text:list xml:id="list183343267781362" text:continue-numbering="true" text:style-name="L3">
              <text:list-item>
                <text:p text:style-name="P15">There are multiple layers of defences</text:p>
              </text:list-item>
              <text:list-item>
                <text:p text:style-name="P15">Segments requiring more security are separated from those requiring less <text:span text:style-name="T4">security</text:span></text:p>
              </text:list-item>
              <text:list-item>
                <text:p text:style-name="P15">There are protective measures between different segments</text:p>
              </text:list-item>
              <text:list-item>
                <text:p text:style-name="P20">The connectivity towards cloud is robust and redundant from both ends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Reference</text:p>
          </table:table-cell>
          <table:table-cell table:style-name="Table9.A2" office:value-type="string">
            <text:p text:style-name="P4">3.12.4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xamples</text:p>
          </table:table-cell>
          <table:table-cell table:style-name="Table9.A2" office:value-type="string">
            <text:list xml:id="list183341456488309" text:continue-numbering="true" text:style-name="L3">
              <text:list-item>
                <text:p text:style-name="P15">Based on architecture diagrams there are different segments separated from others, when required security measures differ between devices and services</text:p>
              </text:list-item>
              <text:list-item>
                <text:p text:style-name="P15">The built system follows the aforementioned documentation</text:p>
              </text:list-item>
              <text:list-item>
                <text:p text:style-name="P15">There are technologies like firewalls, VPNs and intrusion detection systems between segments</text:p>
              </text:list-item>
              <text:list-item>
                <text:p text:style-name="P15">Individual systems are protected with additional measures like host IDS, host firewalls and malware detection software</text:p>
              </text:list-item>
              <text:list-item>
                <text:p text:style-name="P20">Dual homed connectivity via different Internet Service Providers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3.2</text:p>
          </table:table-cell>
          <table:table-cell table:style-name="Table10.A1" office:value-type="string">
            <text:p text:style-name="P1">Segregation of duties</text:p>
          </table:table-cell>
          <table:table-cell table:style-name="Table10.C1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5">Segregation of duties</text:p>
          </table:table-cell>
          <table:table-cell table:style-name="Table10.A2" office:value-type="string">
            <text:list xml:id="list183341429013843" text:continue-numbering="true" text:style-name="L3">
              <text:list-item>
                <text:p text:style-name="P16">Segregation of duties is done by both the provider and customer</text:p>
              </text:list-item>
              <text:list-item>
                <text:p text:style-name="P15">Ensure that a single person can not execute a full path of actions</text:p>
              </text:list-item>
              <text:list-item>
                <text:p text:style-name="P16">Changes are tracked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ference</text:p>
          </table:table-cell>
          <table:table-cell table:style-name="Table10.A2" office:value-type="string">
            <text:p text:style-name="P4">3.2.5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Examples</text:p>
          </table:table-cell>
          <table:table-cell table:style-name="Table10.A2" office:value-type="string">
            <text:list xml:id="list183341793919452" text:continue-numbering="true" text:style-name="L3">
              <text:list-item>
                <text:p text:style-name="P16">Critical processes that require multiple actors are defined</text:p>
              </text:list-item>
              <text:list-item>
                <text:p text:style-name="P16">All parties’ policies, abilities and strategy are ensuring segregation of duties</text:p>
              </text:list-item>
              <text:list-item>
                <text:p text:style-name="P16">There are technical and process oriented measures to ensure segregation</text:p>
              </text:list-item>
              <text:list-item>
                <text:p text:style-name="P16">There is sufficient tracking for all critical actions</text:p>
              </text:list-item>
              <text:list-item>
                <text:p text:style-name="P16">A single person can not modify tracking logs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>
          <table:table-cell table:style-name="Table11.A1" office:value-type="string">
            <text:p text:style-name="P1">3.3</text:p>
          </table:table-cell>
          <table:table-cell table:style-name="Table11.A1" office:value-type="string">
            <text:p text:style-name="P1">Encryption and key management</text:p>
          </table:table-cell>
          <table:table-cell table:style-name="Table11.C1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5">Encryption: securing data and keys</text:p>
          </table:table-cell>
          <table:table-cell table:style-name="Table11.A2" office:value-type="string">
            <text:list xml:id="list183342911633167" text:continue-numbering="true" text:style-name="L3">
              <text:list-item>
                <text:p text:style-name="P16">Data stores and flows are documented</text:p>
              </text:list-item>
              <text:list-item>
                <text:p text:style-name="P16">Data is encrypted during storage and transfer when required</text:p>
              </text:list-item>
              <text:list-item>
                <text:p text:style-name="P16">The encryption algorithms used are sufficient and fulfill legislative requirements</text:p>
              </text:list-item>
              <text:list-item>
                <text:p text:style-name="P16">The encryption keys are sufficient and stored so that their secrecy and availability are ensured</text:p>
              </text:list-item>
              <text:list-item>
                <text:p text:style-name="P20">Backups to cloud are encrypted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Reference</text:p>
          </table:table-cell>
          <table:table-cell table:style-name="Table11.A2" office:value-type="string">
            <text:p text:style-name="P5">3.11.1, 3.11.4</text:p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Examples</text:p>
          </table:table-cell>
          <table:table-cell table:style-name="Table11.A2" office:value-type="string">
            <text:list xml:id="list183342489569755" text:continue-numbering="true" text:style-name="L3">
              <text:list-item>
                <text:p text:style-name="P16">All data locations whether moving or in rest are documented</text:p>
              </text:list-item>
              <text:list-item>
                <text:p text:style-name="P16">The data is encrypted or protected with other acceptable methods like hiding all the time</text:p>
              </text:list-item>
              <text:list-item>
                <text:p text:style-name="P16">The encryption algorithms satisfy the requirements of legislation, policies <text:span text:style-name="T3">and current recommendations</text:span></text:p>
              </text:list-item>
              <text:list-item>
                <text:p text:style-name="P17">The encryption devices, software and configuration are according to legislation, policies and recommendations</text:p>
              </text:list-item>
              <text:list-item>
                <text:p text:style-name="P17">The encryption keys are of required length and complexity, the keys are changed on required intervals</text:p>
              </text:list-item>
              <text:list-item>
                <text:p text:style-name="P17">The keys are stored securely and separated from data, the keys are stored so that they can not be lost</text:p>
              </text:list-item>
              <text:list-item>
                <text:p text:style-name="P17">Process exist to verify that the encryption and keys are updated as needed</text:p>
              </text:list-item>
              <text:list-item>
                <text:p text:style-name="P17">Process exist to audit that data and communication are encrypted when needed</text:p>
              </text:list-item>
              <text:list-item>
                <text:p text:style-name="P20">Backups are encrypted using keys not shared with the service provider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3.4</text:p>
          </table:table-cell>
          <table:table-cell table:style-name="Table12.A1" office:value-type="string">
            <text:p text:style-name="P1">Backups</text:p>
          </table:table-cell>
          <table:table-cell table:style-name="Table12.C1" office:value-type="string">
            <text:p text:style-name="P1"/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list xml:id="list183343036450843" text:continue-numbering="true" text:style-name="L3">
              <text:list-item>
                <text:p text:style-name="P18">Regular backups are taken of all the relevant data</text:p>
              </text:list-item>
              <text:list-item>
                <text:p text:style-name="P18">Backups are stored regularly to a offsite location(s)</text:p>
              </text:list-item>
              <text:list-item>
                <text:p text:style-name="P18">Full backup (if applicable) is taken regularly enough for restore time to <text:s/>meet the RTO</text:p>
              </text:list-item>
              <text:list-item>
                <text:p text:style-name="P18">Backup mediums are being refreshed so that when new backup systems become <text:soft-page-break/>available, old backups are still readable for restores</text:p>
              </text:list-item>
              <text:list-item>
                <text:p text:style-name="P18">Expired backup mediums are destroyed according to standard, or overwritten by new backups</text:p>
              </text:list-item>
              <text:list-item>
                <text:p text:style-name="P18">Restore functionality is tested regularly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Reference</text:p>
          </table:table-cell>
          <table:table-cell table:style-name="Table12.A2" office:value-type="string">
            <text:p text:style-name="P6">3.12.1</text:p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Examples</text:p>
          </table:table-cell>
          <table:table-cell table:style-name="Table12.A2" office:value-type="string">
            <text:list xml:id="list183342230132516" text:continue-numbering="true" text:style-name="L3">
              <text:list-item>
                <text:p text:style-name="P18">All relevant data is identified and backups are configured</text:p>
              </text:list-item>
              <text:list-item>
                <text:p text:style-name="P18">Tape/disk library in a separate location</text:p>
              </text:list-item>
              <text:list-item>
                <text:p text:style-name="P18">Full backup (if applicable) is taken regularly enough for restores to be fluent</text:p>
              </text:list-item>
              <text:list-item>
                <text:p text:style-name="P18">Backup mediums are refreshed as new LTO generations are being introduced</text:p>
              </text:list-item>
              <text:list-item>
                <text:p text:style-name="P18">Mediums are destroyed using standard compliant mechanism once they are at the end of their life-cycle</text:p>
              </text:list-item>
              <text:list-item>
                <text:p text:style-name="P18">Restore functionality is tested regularly by using scripts and status is being monitored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3.5</text:p>
          </table:table-cell>
          <table:table-cell table:style-name="Table13.A1" office:value-type="string">
            <text:p text:style-name="P1">Authentication</text:p>
          </table:table-cell>
          <table:table-cell table:style-name="Table13.C1" office:value-type="string">
            <text:p text:style-name="P1"/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list xml:id="list183343227377918" text:continue-numbering="true" text:style-name="L3">
              <text:list-item>
                <text:p text:style-name="P12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ference</text:p>
          </table:table-cell>
          <table:table-cell table:style-name="Table13.A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xamples</text:p>
          </table:table-cell>
          <table:table-cell table:style-name="Table13.A2" office:value-type="string">
            <text:list xml:id="list183342362089898" text:continue-numbering="true" text:style-name="L3">
              <text:list-item>
                <text:p text:style-name="P12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3.6</text:p>
          </table:table-cell>
          <table:table-cell table:style-name="Table4.A1" office:value-type="string">
            <text:p text:style-name="P1">Lifecycle management</text:p>
          </table:table-cell>
          <table:table-cell table:style-name="Table4.C1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list xml:id="list183342951786040" text:continue-numbering="true" text:style-name="L3">
              <text:list-item>
                <text:p text:style-name="P19">Different stages of service life-cycle are identified and record of services is kept</text:p>
              </text:list-item>
              <text:list-item>
                <text:p text:style-name="P19">There is a regular procedure to update the service catalog</text:p>
              </text:list-item>
              <text:list-item>
                <text:p text:style-name="P19">There is a clearly defined decommissioning procedure for services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eference</text:p>
          </table:table-cell>
          <table:table-cell table:style-name="Table4.A2" office:value-type="string">
            <text:p text:style-name="P6">3.10.5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xamples</text:p>
          </table:table-cell>
          <table:table-cell table:style-name="Table4.A2" office:value-type="string">
            <text:list xml:id="list183341989749644" text:continue-numbering="true" text:style-name="L3">
              <text:list-item>
                <text:p text:style-name="P19">Specs, discovery, negotiation, composition, consumption and decommissioning are identified</text:p>
              </text:list-item>
              <text:list-item>
                <text:p text:style-name="P19">Automated mechanism in-place to detect new hosts and services</text:p>
              </text:list-item>
              <text:list-item>
                <text:p text:style-name="P19">Decommissioning planning is part of the initial specification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3.7</text:p>
          </table:table-cell>
          <table:table-cell table:style-name="Table5.A1" office:value-type="string">
            <text:p text:style-name="P1">Hardening</text:p>
          </table:table-cell>
          <table:table-cell table:style-name="Table5.C1" office:value-type="string">
            <text:p text:style-name="P1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83341975085680" text:continue-numbering="true" text:style-name="L3">
              <text:list-item>
                <text:p text:style-name="P12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Table_20_Contents">Reference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xamples</text:p>
          </table:table-cell>
          <table:table-cell table:style-name="Table5.A2" office:value-type="string">
            <text:list xml:id="list183341870561389" text:continue-numbering="true" text:style-name="L3">
              <text:list-item>
                <text:p text:style-name="P12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3.8</text:p>
          </table:table-cell>
          <table:table-cell table:style-name="Table6.A1" office:value-type="string">
            <text:p text:style-name="P1">Vulnerability and patch management</text:p>
          </table:table-cell>
          <table:table-cell table:style-name="Table6.C1" office:value-type="string">
            <text:p text:style-name="P1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list xml:id="list183341592593818" text:continue-numbering="true" text:style-name="L3">
              <text:list-item>
                <text:p text:style-name="P12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Reference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xamples</text:p>
          </table:table-cell>
          <table:table-cell table:style-name="Table6.A2" office:value-type="string">
            <text:list xml:id="list183343135433146" text:continue-numbering="true" text:style-name="L3">
              <text:list-item>
                <text:p text:style-name="P12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3.9</text:p>
          </table:table-cell>
          <table:table-cell table:style-name="Table17.A1" office:value-type="string">
            <text:p text:style-name="P1">Log management</text:p>
          </table:table-cell>
          <table:table-cell table:style-name="Table17.C1" office:value-type="string">
            <text:p text:style-name="P1"/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list xml:id="list183343250704580" text:continue-numbering="true" text:style-name="L3">
              <text:list-item>
                <text:p text:style-name="P19">Logging is configured</text:p>
              </text:list-item>
              <text:list-item>
                <text:p text:style-name="P19">There is a log filtering and alarming configured</text:p>
              </text:list-item>
              <text:list-item>
                <text:p text:style-name="P19">There is a mechanism in-place to <text:s/>detect and prevent tampering with the log entries</text:p>
              </text:list-item>
              <text:list-item>
                <text:p text:style-name="P19">Logging is done to a remote system</text:p>
              </text:list-item>
              <text:list-item>
                <text:p text:style-name="P19">Custom applications (if applicable) implement their logging according to standard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Reference</text:p>
          </table:table-cell>
          <table:table-cell table:style-name="Table17.A2" office:value-type="string">
            <text:p text:style-name="P7">3.12.7</text:p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Examples</text:p>
          </table:table-cell>
          <table:table-cell table:style-name="Table17.A2" office:value-type="string">
            <text:list xml:id="list183341584805973" text:continue-numbering="true" text:style-name="L3">
              <text:list-item>
                <text:p text:style-name="P19">Syslog is configured, not left on defaults</text:p>
              </text:list-item>
              <text:list-item>
                <text:p text:style-name="P19">SIEM system or similar log filtering and analysis tool is deployed</text:p>
              </text:list-item>
              <text:list-item>
                <text:p text:style-name="P19">Syslog is configured to sent the logs to remo<text:span text:style-name="T4">t</text:span>e syslog server</text:p>
              </text:list-item>
              <text:list-item>
                <text:p text:style-name="P19">Logging is part of the specification of custom application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4:42.484382912</meta:creation-date>
    <dc:date>2019-04-03T18:33:40.863106816</dc:date>
    <meta:editing-duration>PT2H11M58S</meta:editing-duration>
    <meta:editing-cycles>9</meta:editing-cycles>
    <meta:generator>LibreOffice/6.0.7.3$Linux_X86_64 LibreOffice_project/00m0$Build-3</meta:generator>
    <meta:document-statistic meta:table-count="17" meta:image-count="0" meta:object-count="0" meta:page-count="10" meta:paragraph-count="226" meta:word-count="1725" meta:character-count="10865" meta:non-whitespace-character-count="9482"/>
  </office:meta>
</office:document-meta>
</file>